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fo:text-align="start" style:justify-single-word="false"/>
    </style:style>
    <style:style style:name="P2" style:family="paragraph" style:parent-style-name="Standard" style:master-page-name="First_20_Page">
      <style:paragraph-properties fo:line-height="150%" fo:text-align="center" style:justify-single-word="false" style:page-number="auto"/>
    </style:style>
    <style:style style:name="P3" style:family="paragraph" style:parent-style-name="Header">
      <style:paragraph-properties fo:line-height="150%"/>
    </style:style>
    <style:style style:name="P4" style:family="paragraph" style:parent-style-name="Header" style:master-page-name="">
      <style:paragraph-properties fo:line-height="150%"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Four Yogas of Hinduism</text:p>
      <text:p text:style-name="P1"/>
      <text:p text:style-name="P1">In Houston Smith's "The World's Religions," Smith explains that there are four yogas in the Hindu religion. These are Jnana, Bhakti, Karma, and Raja. I will give a summary of his explanation of each, and then determine which yoga is, as he says: "... the suit that is strongest."</text:p>
      <text:p text:style-name="P1"/>
      <text:p text:style-name="P1">Jnana Yoga is about knowledge. This knowledge is not facts or trivia, but an understanding of our inner being. Jnana Yoga is about being able to see and perceive Being itself. There are three steps to Jnana. The first is learning. Gaining the knowledge that there is an infinite within us. The second step is thinking. Performing thought exercises to help reflect on the knowledge of the infinite within. The last step is identifying. Jnana Yoga helps us see the difference between who we are and what we are. Smith uses an example of actors and masks with our physical selves being the masks.</text:p>
      <text:p text:style-name="P1"/>
      <text:p text:style-name="P1">Bhakti Yoga is about love. Closely resembling the Christian theme of "Love God with your whole being and your neighbor as yourself." It is the most popular of the four Yogas. As Jnana Yoga sees God contained within ourselves and around us, Bhakti focuses on God's otherness and adoration. God is outside of us and has personality traits. God should be loved, not ourselves as this can be misleading. The love for God should be dear, only for God, and for the sake of love alone. Bhakti has three features: japam, ringing the changes, and choosing an ideal. Japam is having God be part of everything you do. God's name is always on your mind and lips. "Pray without ceasing." Ringing the changes means that your love is more than romance, as it is only one kind of love. The love for God should also be as that towards your child, or brother, or best friend. Choosing an ideal is finding an 'ishta' (adopted form) of God. This 'ishta' is encouraged to be cherished throughout life.</text:p>
      <text:p text:style-name="P1"/>
      <text:p text:style-name="P1">Karma Yoga can be viewed as bhakti or jnana. Following Karma with bhakti means working for God and not yourself, like a slave for his master, or a woman for her husband. With Jnana it <text:soft-page-break/>mean performing your work without attachment to its rewards. This will starve the ego.</text:p>
      <text:p text:style-name="P1"/>
      <text:p text:style-name="P1">Raja or 'Royal' Yoga is about psychophysical experimentation. It is the scientific method of Yoga, but experiments are performed on the mind not the body. Works to find memories forgotten by humans, and gain a deeper understanding of God. There are eight steps to the experiment. First is abstinence from injury, lying, stealing, sensuality, and greed. Second is observation of cleanliness, contentment, self-control, studiousness, and the contemplation of the divine. These are referred to as the five finger exercises. Third is the removal of distractions of the body and finding a form for meditation. Fourth is control of breathing. Fifth is turning the senses inward towards the infinite self. Sixth is quieting the mind which is not an easy task. Seventh involves becoming self. Like Siddartha's 'I am the Jackel'. And finally eighth is complete absorption into God.</text:p>
      <text:p text:style-name="P1"/>
      <text:p text:style-name="P1">The Yoga I feel most in tune with is Bhakti. Though knowledge oriented, I don't think deeply about my underlying self or infinite within. Though dedicated to my job for somewhat higher means, it is still for the reward of money and praise. I have never tried to meditate though I have tried quieting my mind and it is not easy. Bhakti is most similar to Christianity, which is my history. A lot of what I focus on is loving God and loving others. My chosen ideal or Ishta would be Jes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line-height="150%" style:page-number="auto"/>
    </style:style>
    <style:style style:name="MP2" style:family="paragraph" style:parent-style-name="Header">
      <style:paragraph-properties fo:line-height="150%"/>
    </style:style>
    <style:page-layout style:name="Mpm1">
      <style:page-layout-properties fo:page-width="8.5in" fo:page-height="11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1in" fo:margin-top="1in" fo:margin-bottom="1in" fo:margin-left="1in" fo:margin-right="1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Trevor Bramwell</text:p>
        <text:p text:style-name="MP2">PHL160 – Dr. Anold</text:p>
        <text:p text:style-name="MP2">April 10, 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Bramwell</meta:initial-creator>
    <meta:creation-date>2013-04-10T00:13:46</meta:creation-date>
    <dc:date>2013-04-10T00:25:46</dc:date>
    <dc:creator>Trevor Bramwell</dc:creator>
    <meta:editing-duration>P0D</meta:editing-duration>
    <meta:editing-cycles>1</meta:editing-cycles>
    <meta:document-statistic meta:table-count="0" meta:image-count="0" meta:object-count="0" meta:page-count="2" meta:paragraph-count="10" meta:word-count="622" meta:character-count="3554" meta:non-whitespace-character-count="2942"/>
    <meta:generator>LibreOffice/3.5$Linux_x86 LibreOffice_project/350m1$Build-2</meta:generator>
  </office:meta>
</office:document-meta>
</file>